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6"/>
    <style:style style:name="ce3" style:family="table-cell" style:parent-style-name="Default" style:data-style-name="N25"/>
    <style:style style:name="ce4" style:family="table-cell" style:parent-style-name="Default" style:data-style-name="N36"/>
    <style:style style:name="ce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4.55083333333333cm" style:use-optimal-column-width="true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3.38666666666667cm"/>
    </style:style>
    <style:style style:name="co10" style:family="table-column">
      <style:table-column-properties fo:break-before="auto" style:column-width="2.0372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 table:visibility="collapse"/>
        <table:table-column table:style-name="co8" table:number-columns-repeated="16377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IsMale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HiddenStuff</text:p>
          </table:table-cell>
          <table:table-cell office:value-type="string" table:style-name="ce1">
            <text:p>Another Column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ob</text:p>
            <text:p>Hi</text:p>
          </table:table-cell>
          <table:table-cell office:value-type="date" office:date-value="2012-08-03T00:00:00" table:style-name="ce4">
            <text:p>Friday, August 03, 2012</text:p>
          </table:table-cell>
          <table:table-cell office:value-type="string" table:style-name="ce2">
            <text:p>1PM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e</text:p>
          </table:table-cell>
          <table:table-cell office:value-type="date" office:date-value="2010-05-07T00:00:00" table:style-name="ce4">
            <text:p>Friday, May 07, 2010</text:p>
          </table:table-cell>
          <table:table-cell office:value-type="time" office:time-value="PT1H5M54.000S" table:style-name="ce2">
            <text:p>1:05:54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y</text:p>
          </table:table-cell>
          <table:table-cell office:value-type="date" office:date-value="2009-04-07T00:00:00" table:style-name="ce4">
            <text:p>Tuesday, April 07, 2009</text:p>
          </table:table-cell>
          <table:table-cell office:value-type="time" office:time-value="PT3H5M0.000S" table:style-name="ce2">
            <text:p>3:05:0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e</text:p>
          </table:table-cell>
          <table:table-cell office:value-type="date" office:date-value="1999-10-03T00:00:00" table:style-name="ce4">
            <text:p>Sunday, October 03, 1999</text:p>
          </table:table-cell>
          <table:table-cell office:value-type="time" office:time-value="PT12H21M56.000S" table:style-name="ce2">
            <text:p>12:21:56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om</text:p>
          </table:table-cell>
          <table:table-cell office:value-type="date" office:date-value="2006-04-05T00:00:00" table:style-name="ce4">
            <text:p>Wednesday, April 05, 2006</text:p>
          </table:table-cell>
          <table:table-cell office:value-type="time" office:time-value="PT11H32M45.000S" table:style-name="ce2">
            <text:p>11:32:45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n</text:p>
          </table:table-cell>
          <table:table-cell office:value-type="date" office:date-value="2003-01-02T00:00:00" table:style-name="ce4">
            <text:p>Thursday, January 02, 2003</text:p>
          </table:table-cell>
          <table:table-cell office:value-type="time" office:time-value="PT6H57M44.000S" table:style-name="ce2">
            <text:p>6:57:4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ary</text:p>
          </table:table-cell>
          <table:table-cell office:value-type="date" office:date-value="2005-03-04T00:00:00" table:style-name="ce4">
            <text:p>Friday, March 04, 2005</text:p>
          </table:table-cell>
          <table:table-cell office:value-type="time" office:time-value="PT23H45M21.000S" table:style-name="ce2">
            <text:p>23:45:2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y</text:p>
          </table:table-cell>
          <table:table-cell office:value-type="date" office:date-value="2007-05-06T00:00:00" table:style-name="ce4">
            <text:p>Sunday, May 06, 2007</text:p>
          </table:table-cell>
          <table:table-cell office:value-type="time" office:time-value="PT13H24M22.000S" table:style-name="ce2">
            <text:p>13:24:22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im</text:p>
          </table:table-cell>
          <table:table-cell office:value-type="date" office:date-value="2009-07-08T00:00:00" table:style-name="ce4">
            <text:p>Wednesday, July 08, 2009</text:p>
          </table:table-cell>
          <table:table-cell office:value-type="time" office:time-value="PT4H34M0.000S" table:style-name="ce3">
            <text:p>4:34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e</text:p>
          </table:table-cell>
          <table:table-cell office:value-type="date" office:date-value="2010-08-09T00:00:00" table:style-name="ce4">
            <text:p>Monday, August 09, 2010</text:p>
          </table:table-cell>
          <table:table-cell office:value-type="time" office:time-value="PT15H6M0.000S" table:style-name="ce3">
            <text:p>15:06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ob</text:p>
          </table:table-cell>
          <table:table-cell office:value-type="date" office:date-value="2012-08-03T00:00:00" table:style-name="ce4">
            <text:p>Friday, August 03, 2012</text:p>
          </table:table-cell>
          <table:table-cell office:value-type="time" office:time-value="PT12H25M0.000S" table:style-name="ce2">
            <text:p>12:25:00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e</text:p>
          </table:table-cell>
          <table:table-cell office:value-type="date" office:date-value="2010-05-07T00:00:00" table:style-name="ce4">
            <text:p>Friday, May 07, 2010</text:p>
          </table:table-cell>
          <table:table-cell office:value-type="time" office:time-value="PT1H5M54.000S" table:style-name="ce2">
            <text:p>1:05:54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y</text:p>
          </table:table-cell>
          <table:table-cell office:value-type="date" office:date-value="2009-04-07T00:00:00" table:style-name="ce4">
            <text:p>Tuesday, April 07, 2009</text:p>
          </table:table-cell>
          <table:table-cell office:value-type="time" office:time-value="PT3H5M0.000S" table:style-name="ce2">
            <text:p>3:05:0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e</text:p>
          </table:table-cell>
          <table:table-cell office:value-type="date" office:date-value="1999-10-03T00:00:00" table:style-name="ce4">
            <text:p>Sunday, October 03, 1999</text:p>
          </table:table-cell>
          <table:table-cell office:value-type="time" office:time-value="PT12H21M56.000S" table:style-name="ce2">
            <text:p>12:21:56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om</text:p>
          </table:table-cell>
          <table:table-cell office:value-type="date" office:date-value="2006-04-05T00:00:00" table:style-name="ce4">
            <text:p>Wednesday, April 05, 2006</text:p>
          </table:table-cell>
          <table:table-cell office:value-type="time" office:time-value="PT11H32M45.000S" table:style-name="ce2">
            <text:p>11:32:45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n</text:p>
          </table:table-cell>
          <table:table-cell office:value-type="date" office:date-value="2003-01-02T00:00:00" table:style-name="ce4">
            <text:p>Thursday, January 02, 2003</text:p>
          </table:table-cell>
          <table:table-cell office:value-type="time" office:time-value="PT6H57M44.000S" table:style-name="ce2">
            <text:p>6:57:4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ary</text:p>
          </table:table-cell>
          <table:table-cell office:value-type="date" office:date-value="2005-03-04T00:00:00" table:style-name="ce4">
            <text:p>Friday, March 04, 2005</text:p>
          </table:table-cell>
          <table:table-cell office:value-type="time" office:time-value="PT23H45M21.000S" table:style-name="ce2">
            <text:p>23:45:2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5" table:style-name="ce1">
            <text:p>35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y</text:p>
          </table:table-cell>
          <table:table-cell office:value-type="date" office:date-value="2007-05-06T00:00:00" table:style-name="ce4">
            <text:p>Sunday, May 06, 2007</text:p>
          </table:table-cell>
          <table:table-cell office:value-type="time" office:time-value="PT13H24M22.000S" table:style-name="ce2">
            <text:p>13:24:22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im</text:p>
          </table:table-cell>
          <table:table-cell office:value-type="date" office:date-value="2009-07-08T00:00:00" table:style-name="ce4">
            <text:p>Wednesday, July 08, 2009</text:p>
          </table:table-cell>
          <table:table-cell office:value-type="time" office:time-value="PT4H34M0.000S" table:style-name="ce3">
            <text:p>4:34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e</text:p>
          </table:table-cell>
          <table:table-cell office:value-type="date" office:date-value="2010-08-09T00:00:00" table:style-name="ce4">
            <text:p>Monday, August 09, 2010</text:p>
          </table:table-cell>
          <table:table-cell office:value-type="time" office:time-value="PT15H6M0.000S" table:style-name="ce3">
            <text:p>15:06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ob</text:p>
          </table:table-cell>
          <table:table-cell office:value-type="date" office:date-value="2012-08-03T00:00:00" table:style-name="ce4">
            <text:p>Friday, August 03, 2012</text:p>
          </table:table-cell>
          <table:table-cell office:value-type="time" office:time-value="PT12H25M0.000S" table:style-name="ce2">
            <text:p>12:25:00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e</text:p>
          </table:table-cell>
          <table:table-cell office:value-type="date" office:date-value="2010-05-07T00:00:00" table:style-name="ce4">
            <text:p>Friday, May 07, 2010</text:p>
          </table:table-cell>
          <table:table-cell office:value-type="time" office:time-value="PT1H5M54.000S" table:style-name="ce2">
            <text:p>1:05:54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y</text:p>
          </table:table-cell>
          <table:table-cell office:value-type="date" office:date-value="2009-04-07T00:00:00" table:style-name="ce4">
            <text:p>Tuesday, April 07, 2009</text:p>
          </table:table-cell>
          <table:table-cell office:value-type="time" office:time-value="PT3H5M0.000S" table:style-name="ce2">
            <text:p>3:05:0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e</text:p>
          </table:table-cell>
          <table:table-cell office:value-type="date" office:date-value="1999-10-03T00:00:00" table:style-name="ce4">
            <text:p>Sunday, October 03, 1999</text:p>
          </table:table-cell>
          <table:table-cell office:value-type="time" office:time-value="PT12H21M56.000S" table:style-name="ce2">
            <text:p>12:21:56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om</text:p>
          </table:table-cell>
          <table:table-cell office:value-type="date" office:date-value="2006-04-05T00:00:00" table:style-name="ce4">
            <text:p>Wednesday, April 05, 2006</text:p>
          </table:table-cell>
          <table:table-cell office:value-type="time" office:time-value="PT11H32M45.000S" table:style-name="ce2">
            <text:p>11:32:45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n</text:p>
          </table:table-cell>
          <table:table-cell office:value-type="date" office:date-value="2003-01-02T00:00:00" table:style-name="ce4">
            <text:p>Thursday, January 02, 2003</text:p>
          </table:table-cell>
          <table:table-cell office:value-type="time" office:time-value="PT6H57M44.000S" table:style-name="ce2">
            <text:p>6:57:44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ary</text:p>
          </table:table-cell>
          <table:table-cell office:value-type="date" office:date-value="2005-03-04T00:00:00" table:style-name="ce4">
            <text:p>Friday, March 04, 2005</text:p>
          </table:table-cell>
          <table:table-cell office:value-type="time" office:time-value="PT23H45M21.000S" table:style-name="ce2">
            <text:p>23:45:2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y</text:p>
          </table:table-cell>
          <table:table-cell office:value-type="date" office:date-value="2007-05-06T00:00:00" table:style-name="ce4">
            <text:p>Sunday, May 06, 2007</text:p>
          </table:table-cell>
          <table:table-cell office:value-type="time" office:time-value="PT13H24M22.000S" table:style-name="ce2">
            <text:p>13:24:22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0" table:style-name="ce1">
            <text:p>40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im</text:p>
          </table:table-cell>
          <table:table-cell office:value-type="date" office:date-value="2009-07-08T00:00:00" table:style-name="ce4">
            <text:p>Wednesday, July 08, 2009</text:p>
          </table:table-cell>
          <table:table-cell office:value-type="time" office:time-value="PT4H34M0.000S" table:style-name="ce3">
            <text:p>4:34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Something</text:p>
            <text:p>Something else</text:p>
          </table:table-cell>
          <table:table-cell office:value-type="date" office:date-value="2010-08-09T00:00:00" table:style-name="ce4">
            <text:p>Monday, August 09, 2010</text:p>
          </table:table-cell>
          <table:table-cell office:value-type="time" office:time-value="PT15H6M0.000S" table:style-name="ce3">
            <text:p>15:06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number-rows-repeated="1048545" table:style-name="ro1">
          <table:table-cell table:number-columns-repeated="16384"/>
        </table:table-row>
      </table:table>
      <table:table table:name="Sheet2" table:style-name="ta2"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8" table:number-columns-repeated="16381" table:default-cell-style-name="ce1"/>
        <table:table-row table:style-name="ro1">
          <table:table-cell office:value-type="string" table:style-name="ce1">
            <text:p>Make</text:p>
          </table:table-cell>
          <table:table-cell office:value-type="string" table:style-name="ce1">
            <text:p>Model</text:p>
          </table:table-cell>
          <table:table-cell office:value-type="string" table:style-name="ce1">
            <text:p>Col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Pickup</text:p>
          </table:table-cell>
          <table:table-cell office:value-type="string" table:style-name="ce1">
            <text:p>Gray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5">
      <number:hours/>
      <number:text>:</number:text>
      <number:minutes number:style="long"/>
    </number:time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lynx</meta:initial-creator>
    <dc:creator>Martin Magana</dc:creator>
    <meta:creation-date>2013-02-09T05:15:59Z</meta:creation-date>
    <dc:date>2013-02-27T22:37:49Z</dc:date>
  </office:meta>
</office:document-meta>
</file>